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5b89" officeooo:paragraph-rsid="00175b89"/>
    </style:style>
    <style:style style:name="P2" style:family="paragraph" style:parent-style-name="Standard">
      <style:paragraph-properties fo:text-align="center" style:justify-single-word="false"/>
      <style:text-properties officeooo:rsid="00175b89" officeooo:paragraph-rsid="00175b89"/>
    </style:style>
    <style:style style:name="P3" style:family="paragraph" style:parent-style-name="Standard">
      <style:text-properties officeooo:rsid="00175b89" officeooo:paragraph-rsid="00175b89"/>
    </style:style>
    <style:style style:name="P4" style:family="paragraph" style:parent-style-name="Standard">
      <style:text-properties officeooo:rsid="0020e54d" officeooo:paragraph-rsid="0020e54d"/>
    </style:style>
    <style:style style:name="P5" style:family="paragraph" style:parent-style-name="Standard">
      <style:text-properties officeooo:rsid="002295a8" officeooo:paragraph-rsid="0020e54d"/>
    </style:style>
    <style:style style:name="P6" style:family="paragraph" style:parent-style-name="Standard">
      <style:text-properties officeooo:rsid="002295a8" officeooo:paragraph-rsid="002295a8"/>
    </style:style>
    <style:style style:name="P7" style:family="paragraph" style:parent-style-name="Standard">
      <style:text-properties officeooo:rsid="002295a8" officeooo:paragraph-rsid="0024325f"/>
    </style:style>
    <style:style style:name="P8" style:family="paragraph" style:parent-style-name="Standard">
      <style:text-properties officeooo:rsid="0019d1d4" officeooo:paragraph-rsid="002295a8"/>
    </style:style>
    <style:style style:name="P9" style:family="paragraph" style:parent-style-name="Standard">
      <style:text-properties officeooo:rsid="0019d1d4" officeooo:paragraph-rsid="0024325f"/>
    </style:style>
    <style:style style:name="P10" style:family="paragraph" style:parent-style-name="Standard">
      <style:text-properties officeooo:rsid="0018e4f2" officeooo:paragraph-rsid="002295a8"/>
    </style:style>
    <style:style style:name="P11" style:family="paragraph" style:parent-style-name="Standard">
      <style:text-properties officeooo:rsid="0018e4f2" officeooo:paragraph-rsid="0024325f"/>
    </style:style>
    <style:style style:name="P12" style:family="paragraph" style:parent-style-name="Standard">
      <style:text-properties officeooo:rsid="002465f6" officeooo:paragraph-rsid="002465f6"/>
    </style:style>
    <style:style style:name="P13" style:family="paragraph" style:parent-style-name="Standard">
      <style:text-properties officeooo:rsid="001b6205" officeooo:paragraph-rsid="0027e5bf"/>
    </style:style>
    <style:style style:name="P14" style:family="paragraph" style:parent-style-name="Standard">
      <style:text-properties officeooo:rsid="001ee2c0" officeooo:paragraph-rsid="00175b89"/>
    </style:style>
    <style:style style:name="P15" style:family="paragraph" style:parent-style-name="Standard" style:list-style-name="L1">
      <style:text-properties officeooo:paragraph-rsid="002540af"/>
    </style:style>
    <style:style style:name="P16" style:family="paragraph" style:parent-style-name="Standard" style:list-style-name="L1">
      <style:text-properties officeooo:paragraph-rsid="0027e5bf"/>
    </style:style>
    <style:style style:name="P17" style:family="paragraph" style:parent-style-name="Standard">
      <style:text-properties officeooo:paragraph-rsid="002af764"/>
    </style:style>
    <style:style style:name="P18" style:family="paragraph" style:parent-style-name="Standard" style:list-style-name="L3">
      <style:text-properties officeooo:paragraph-rsid="002af764"/>
    </style:style>
    <style:style style:name="P19" style:family="paragraph" style:parent-style-name="Standard" style:list-style-name="L3">
      <style:text-properties officeooo:paragraph-rsid="002ce44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a089" style:font-style-asian="italic" style:font-style-complex="italic"/>
    </style:style>
    <style:style style:name="T3" style:family="text">
      <style:text-properties fo:font-style="italic" officeooo:rsid="0022f49a" style:font-style-asian="italic" style:font-style-complex="italic"/>
    </style:style>
    <style:style style:name="T4" style:family="text">
      <style:text-properties fo:font-style="italic" officeooo:rsid="0019e38f" style:font-style-asian="italic" style:font-style-complex="italic"/>
    </style:style>
    <style:style style:name="T5" style:family="text">
      <style:text-properties fo:font-style="italic" officeooo:rsid="002465f6" style:font-style-asian="italic" style:font-style-complex="italic"/>
    </style:style>
    <style:style style:name="T6" style:family="text">
      <style:text-properties fo:font-style="italic" officeooo:rsid="002af764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465f6" style:font-style-asian="normal" style:font-style-complex="normal"/>
    </style:style>
    <style:style style:name="T9" style:family="text">
      <style:text-properties fo:font-style="normal" officeooo:rsid="0022f49a" style:font-style-asian="normal" style:font-style-complex="normal"/>
    </style:style>
    <style:style style:name="T10" style:family="text">
      <style:text-properties fo:font-style="normal" officeooo:rsid="002ce444" style:font-style-asian="normal" style:font-style-complex="normal"/>
    </style:style>
    <style:style style:name="T11" style:family="text">
      <style:text-properties fo:font-style="normal" officeooo:rsid="00273c3b" style:font-style-asian="normal" style:font-style-complex="normal"/>
    </style:style>
    <style:style style:name="T12" style:family="text">
      <style:text-properties officeooo:rsid="002295a8"/>
    </style:style>
    <style:style style:name="T13" style:family="text">
      <style:text-properties officeooo:rsid="0018e4f2"/>
    </style:style>
    <style:style style:name="T14" style:family="text">
      <style:text-properties officeooo:rsid="0022f49a"/>
    </style:style>
    <style:style style:name="T15" style:family="text">
      <style:text-properties officeooo:rsid="0019e38f"/>
    </style:style>
    <style:style style:name="T16" style:family="text">
      <style:text-properties officeooo:rsid="002307e2"/>
    </style:style>
    <style:style style:name="T17" style:family="text">
      <style:text-properties officeooo:rsid="0024325f"/>
    </style:style>
    <style:style style:name="T18" style:family="text">
      <style:text-properties officeooo:rsid="002465f6"/>
    </style:style>
    <style:style style:name="T19" style:family="text">
      <style:text-properties officeooo:rsid="002540af"/>
    </style:style>
    <style:style style:name="T20" style:family="text">
      <style:text-properties officeooo:rsid="00273c3b"/>
    </style:style>
    <style:style style:name="T21" style:family="text">
      <style:text-properties officeooo:rsid="0019d1d4"/>
    </style:style>
    <style:style style:name="T22" style:family="text">
      <style:text-properties officeooo:rsid="0027e5b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295a8" style:font-weight-asian="bold" style:font-weight-complex="bold"/>
    </style:style>
    <style:style style:name="T25" style:family="text">
      <style:text-properties fo:font-weight="bold" officeooo:rsid="0022f49a" style:font-weight-asian="bold" style:font-weight-complex="bold"/>
    </style:style>
    <style:style style:name="T26" style:family="text">
      <style:text-properties fo:font-weight="bold" officeooo:rsid="0027e5bf" style:font-weight-asian="bold" style:font-weight-complex="bold"/>
    </style:style>
    <style:style style:name="T27" style:family="text">
      <style:text-properties fo:font-weight="bold" officeooo:rsid="0030ad03" style:font-weight-asian="bold" style:font-weight-complex="bold"/>
    </style:style>
    <style:style style:name="T28" style:family="text">
      <style:text-properties officeooo:rsid="001c67f3"/>
    </style:style>
    <style:style style:name="T29" style:family="text">
      <style:text-properties officeooo:rsid="001eed55"/>
    </style:style>
    <style:style style:name="T30" style:family="text">
      <style:text-properties officeooo:rsid="001b6205"/>
    </style:style>
    <style:style style:name="T31" style:family="text">
      <style:text-properties officeooo:rsid="002af764"/>
    </style:style>
    <style:style style:name="T32" style:family="text">
      <style:text-properties officeooo:rsid="002f8da8"/>
    </style:style>
    <style:style style:name="T33" style:family="text">
      <style:text-properties officeooo:rsid="0030794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union 15/02/2022</text:p>
      <text:p text:style-name="P1"/>
      <text:p text:style-name="P2">Brielmann : <text:s/>Aesthetic Model</text:p>
      <text:p text:style-name="P1"/>
      <text:p text:style-name="P4">Dans le modele esthétique présenté dans le document, deux forme de stimuli sont énoncé :</text:p>
      <text:p text:style-name="P4">la récompense immédiate (<text:span text:style-name="T1">immediate sensory reward</text:span><text:span text:style-name="T7">) et le souhait (</text:span><text:span text:style-name="T1">believe</text:span><text:span text:style-name="T7">).</text:span></text:p>
      <text:p text:style-name="P5"/>
      <text:p text:style-name="P8"><text:span text:style-name="T12">D</text:span>ans le cadre de notre travail, nous on se concentre <text:span text:style-name="T12">sur</text:span> la récompense immediate.<text:span text:style-name="T12">(</text:span><text:span text:style-name="T1">I</text:span><text:span text:style-name="T2">mmediate sensory reward</text:span><text:span text:style-name="T12">)</text:span></text:p>
      <text:p text:style-name="P8"/>
      <text:p text:style-name="P8"><text:tab/><text:span text:style-name="T24">Formules</text:span></text:p>
      <text:p text:style-name="P11">composante r(t) → récompense immédiate</text:p>
      <text:p text:style-name="P11">p(t) → distribution de tous les visages humain</text:p>
      <text:p text:style-name="P11"/>
      <text:p text:style-name="P6">Équation 1</text:p>
      <text:p text:style-name="P10"><text:span text:style-name="T12">L’équation </text:span>correspond a la courbe verte (true distribution) ( <text:span text:style-name="T12">il est </text:span>considér<text:span text:style-name="T32">é</text:span> qu’elle ne varie pas)</text:p>
      <text:p text:style-name="P10"><text:span text:style-name="T12">C</text:span>orrespond <text:span text:style-name="T33">à</text:span> la ‘vrai’ distribution</text:p>
      <text:p text:style-name="P6"/>
      <text:p text:style-name="P9"><text:span text:style-name="T18">E</text:span>quation 4</text:p>
      <text:p text:style-name="P9"><text:span text:style-name="T18">D</text:span>éfinie un changement de la variance sous l’effet des stimuli</text:p>
      <text:p text:style-name="P7"/>
      <text:p text:style-name="P6"><text:span text:style-name="T23"/></text:p>
      <text:p text:style-name="P17"><text:span text:style-name="T24"><text:tab/>Concrètement, </text:span><text:span text:style-name="T25">la pipeline a suivre :</text:span></text:p>
      <text:list xml:id="list4013656390" text:style-name="L3">
        <text:list-item>
          <text:p text:style-name="P18"><text:span text:style-name="T12">ACP sur les activations par block/layer </text:span></text:p>
        </text:list-item>
        <text:list-item>
          <text:p text:style-name="P18"><text:span text:style-name="T14">M</text:span><text:span text:style-name="T13">ulti-gaussienne</text:span></text:p>
        </text:list-item>
        <text:list-item>
          <text:p text:style-name="P18"><text:span text:style-name="T14">Plusieur mesure possible</text:span></text:p>
          <text:list>
            <text:list-item>
              <text:p text:style-name="P18"><text:span text:style-name="T14">C</text:span><text:span text:style-name="T15">alculer la log likel</text:span><text:span text:style-name="T16">i</text:span><text:span text:style-name="T15">hood  </text:span><text:span text:style-name="T3">(</text:span><text:span text:style-name="T4">fonction de vraisemblance</text:span><text:span text:style-name="T3">)</text:span></text:p>
            </text:list-item>
            <text:list-item>
              <text:p text:style-name="P19"><text:span text:style-name="T10">D</text:span><text:span text:style-name="T9">istance au Centroïde</text:span></text:p>
            </text:list-item>
          </text:list>
          <text:p text:style-name="P19"><text:span text:style-name="T9"/></text:p>
        </text:list-item>
        <text:list-item>
          <text:p text:style-name="P19"><text:span text:style-name="T9">Regression linéaire </text:span><text:span text:style-name="T11">( Obtenir le modèle Prédictif )</text:span></text:p>
        </text:list-item>
        <text:list-item>
          <text:p text:style-name="P19"><text:span text:style-name="T21"><text:s/></text:span><text:span text:style-name="T14">Loocv (Leave One Out Cross Validation)</text:span></text:p>
        </text:list-item>
        <text:list-item>
          <text:p text:style-name="P19"><text:span text:style-name="T21"><text:s/></text:span><text:span text:style-name="T14">Log likel</text:span><text:span text:style-name="T16">i</text:span><text:span text:style-name="T14">hood</text:span></text:p>
        </text:list-item>
        <text:list-item>
          <text:p text:style-name="P19"><text:span text:style-name="T17"><text:s/></text:span><text:span text:style-name="T18">MSE (</text:span><text:span text:style-name="T5">mean squared error</text:span><text:span text:style-name="T8">)</text:span><text:span text:style-name="T18"> + </text:span><text:span text:style-name="T17">regression linéaire (</text:span><text:span text:style-name="T18">R</text:span><text:span text:style-name="T17">idge ? Lasso ? ElasticNet?)</text:span></text:p>
        </text:list-item>
      </text:list>
      <text:p text:style-name="P8"/>
      <text:p text:style-name="P12"><text:span text:style-name="T23"/></text:p>
      <text:p text:style-name="P12"><text:span text:style-name="T23"><text:tab/>Question</text:span><text:span text:style-name="T27">s</text:span><text:span text:style-name="T23"> en suspend/ </text:span><text:span text:style-name="T26">piste</text:span><text:span text:style-name="T27">s</text:span><text:span text:style-name="T23">:</text:span></text:p>
      <text:list xml:id="list641406735" text:style-name="L1">
        <text:list-item>
          <text:p text:style-name="P15"><text:span text:style-name="T31">Q</text:span><text:span text:style-name="T19">uelle régression est la plus adéquat ? </text:span><text:span text:style-name="T18"><text:s/></text:span></text:p>
          <text:list>
            <text:list-item>
              <text:p text:style-name="P15"><text:span text:style-name="T18">Ridge (norme L1), </text:span></text:p>
              <text:list>
                <text:list-item>
                  <text:p text:style-name="P15"><text:span text:style-name="T19">U</text:span><text:span text:style-name="T18">tile lorsque les variables sont très corrélées </text:span></text:p>
                </text:list-item>
              </text:list>
            </text:list-item>
            <text:list-item>
              <text:p text:style-name="P16"><text:span text:style-name="T19">Lasso (norme L2), <text:s/></text:span></text:p>
              <text:list>
                <text:list-item>
                  <text:p text:style-name="P16"><text:s/><text:span text:style-name="T19">C</text:span>ontraint les coefficients de la régression à s’annule,</text:p>
                </text:list-item>
                <text:list-item>
                  <text:p text:style-name="P16"><text:span text:style-name="T19">Diffculté si les variables sont fortement corrélées.</text:span></text:p>
                </text:list-item>
              </text:list>
            </text:list-item>
            <text:list-item>
              <text:p text:style-name="P16"><text:span text:style-name="T19">ElasticNet (Ridge+Lasso)</text:span></text:p>
              <text:list>
                <text:list-item>
                  <text:p text:style-name="P16"><text:span text:style-name="T18"><text:s/></text:span><text:span text:style-name="T19">Un mélange de Ridge et Lasso, possibilité d’ajusté le poid entre les deux afin de tiré partie du meilleurs des deux</text:span></text:p>
                </text:list-item>
              </text:list>
            </text:list-item>
          </text:list>
        </text:list-item>
        <text:list-item>
          <text:p text:style-name="P16"><text:span text:style-name="T22">Quel est le nombre adéquat de</text:span><text:span text:style-name="T29"> composante pour la </text:span><text:span text:style-name="T22">mixure-</text:span><text:span text:style-name="T29">gaussienne ?</text:span></text:p>
        </text:list-item>
        <text:list-item>
          <text:p text:style-name="P16"><text:span text:style-name="T22">Combiné la méthode</text:span><text:span text:style-name="T30"> loglikelihood</text:span><text:span text:style-name="T28"> avec </text:span><text:span text:style-name="T22">la</text:span><text:span text:style-name="T28"> sparsité ?</text:span></text:p>
        </text:list-item>
      </text:list>
      <text:p text:style-name="P13"/>
      <text:p text:style-name="P8"/>
      <text:p text:style-name="P8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2:59:30.579000000</meta:creation-date>
    <dc:date>2022-02-17T13:00:09.884000000</dc:date>
    <meta:editing-duration>PT56M27S</meta:editing-duration>
    <meta:editing-cycles>20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35" meta:word-count="251" meta:character-count="1543" meta:non-whitespace-character-count="1329"/>
  </office:meta>
</office:document-meta>
</file>